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33cm" fo:min-width="13.084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8.1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69cm" fo:min-width="18.227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36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3.584cm" svg:height="8.083cm" svg:x="2cm" svg:y="1.5cm">
          <draw:text-box>
            <text:p>画面に複数のグラフが表示できる</text:p>
            <text:p>画面は画像として保存できる</text:p>
            <text:p>それぞれのグラフは、複数の情報を表示できる</text:p>
            <text:p>情報は複数の情報によって構成される</text:p>
            <text:p>　　例１：　１つの円と１つの線</text:p>
            <text:p>　　例２：　２つの線</text:p>
            <text:p>情報は階層構造を持つ</text:p>
            <text:p>情報の座標情報は、相対座標情報、絶対座標情報の2種類がある</text:p>
            <text:p>相対座標は、上位層の座標変換の影響が反映される</text:p>
            <text:p>座標変換は、移動、回転、拡大縮小の３つの操作を持つ</text:p>
            <text:p>情報の更新は、画面描画非同期に行える。かつ同期描画も可能。</text:p>
          </draw:text-box>
        </draw:frame>
        <draw:custom-shape draw:style-name="gr2" draw:text-style-name="P1" draw:layer="layout" svg:width="4cm" svg:height="1.5cm" svg:x="9.5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layer="layout" svg:width="18.614cm" svg:height="1.675cm" svg:x="1.989cm" svg:y="11.037cm">
          <draw:text-box>
            <text:p>matplotと、numpyを使用する</text:p>
            <text:p>multiprocessingを使用する。multiprocessingのメッセージ機能を使用する。</text:p>
          </draw:text-box>
        </draw:frame>
        <draw:frame draw:style-name="gr4" draw:layer="layout" svg:width="18.727cm" svg:height="10.219cm" svg:x="2cm" svg:y="14cm">
          <draw:text-box>
            <text:p>画面を表示する／閉じる</text:p>
            <text:p>　定期更新できる</text:p>
            <text:p>画面を保存する／保存するファイル名のプレフィックスを指定する</text:p>
            <text:p>　　プレフィックスをもとに、ファイル名を生成する</text:p>
            <text:p>画面にグラフを設定する</text:p>
            <text:p>グラフに情報を紐づける</text:p>
            <text:p>情報に情報を紐づける</text:p>
            <text:p>情報の座標情報の座標変換を行う。</text:p>
            <text:p>情報の座標変換情報を書き換える。</text:p>
            <text:p>情報の座標情報を書き換える</text:p>
            <text:p>　　⇒　情報のオブジェクトの種類によって変わる（関数オブジェクト化するのもあり？）</text:p>
            <text:p>　　　　ファクトリーメソッドパターンが有用？</text:p>
            <text:p>情報をグラフに描画する</text:p>
            <text:p/>
          </draw:text-box>
        </draw:frame>
        <draw:custom-shape draw:style-name="gr2" draw:text-style-name="P1" draw:layer="layout" svg:width="4cm" svg:height="1.5cm" svg:x="9.5cm" svg:y="12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rect draw:style-name="gr6" draw:text-style-name="P1" xml:id="id13" draw:id="id13" draw:layer="layout" svg:width="3.5cm" svg:height="2cm" svg:x="24cm" svg:y="5.5cm">
          <text:p text:style-name="P1">I/F API</text:p>
        </draw:rect>
        <draw:rect draw:style-name="gr6" draw:text-style-name="P1" xml:id="id1" draw:id="id1" draw:layer="layout" svg:width="4.5cm" svg:height="2cm" svg:x="3cm" svg:y="2.5cm">
          <text:p text:style-name="P1">画面</text:p>
        </draw:rect>
        <draw:rect draw:style-name="gr6" draw:text-style-name="P1" xml:id="id8" draw:id="id8" draw:layer="layout" svg:width="4.5cm" svg:height="2cm" svg:x="13.5cm" svg:y="5.5cm">
          <text:p text:style-name="P1">グラフ</text:p>
        </draw:rect>
        <draw:rect draw:style-name="gr6" draw:text-style-name="P1" xml:id="id2" draw:id="id2" draw:layer="layout" svg:width="4.5cm" svg:height="2cm" svg:x="2cm" svg:y="5.5cm">
          <text:p text:style-name="P1">グラフ</text:p>
        </draw:rect>
        <draw:rect draw:style-name="gr6" draw:text-style-name="P1" xml:id="id3" draw:id="id3" draw:layer="layout" svg:width="3cm" svg:height="1.5cm" svg:x="1.5cm" svg:y="8.5cm">
          <text:p text:style-name="P1">情報</text:p>
        </draw:rect>
        <draw:rect draw:style-name="gr6" draw:text-style-name="P1" xml:id="id4" draw:id="id4" draw:layer="layout" svg:width="3cm" svg:height="1.5cm" svg:x="5cm" svg:y="8.5cm">
          <text:p text:style-name="P1">情報</text:p>
        </draw:rect>
        <draw:rect draw:style-name="gr6" draw:text-style-name="P1" xml:id="id7" draw:id="id7" draw:layer="layout" svg:width="3cm" svg:height="1.5cm" svg:x="10.5cm" svg:y="8.5cm">
          <text:p text:style-name="P1">情報</text:p>
        </draw:rect>
        <draw:frame draw:style-name="gr7" draw:layer="layout" svg:width="1.836cm" svg:height="0.963cm" svg:x="8.5cm" svg:y="9cm">
          <draw:text-box>
            <text:p>・・・</text:p>
          </draw:text-box>
        </draw:frame>
        <draw:frame draw:style-name="gr7" draw:layer="layout" svg:width="1.836cm" svg:height="0.963cm" svg:x="9cm" svg:y="6.037cm">
          <draw:text-box>
            <text:p>・・・</text:p>
          </draw:text-box>
        </draw:frame>
        <draw:rect draw:style-name="gr6" draw:text-style-name="P1" xml:id="id5" draw:id="id5" draw:layer="layout" svg:width="3cm" svg:height="1.5cm" svg:x="1cm" svg:y="11.5cm">
          <text:p text:style-name="P1">情報</text:p>
        </draw:rect>
        <draw:rect draw:style-name="gr6" draw:text-style-name="P1" xml:id="id6" draw:id="id6" draw:layer="layout" svg:width="3cm" svg:height="1.5cm" svg:x="5cm" svg:y="11.5cm">
          <text:p text:style-name="P1">情報</text:p>
        </draw:rect>
        <draw:rect draw:style-name="gr6" draw:text-style-name="P1" xml:id="id10" draw:id="id10" draw:layer="layout" svg:width="3cm" svg:height="1.5cm" svg:x="12.5cm" svg:y="14.5cm">
          <text:p text:style-name="P1">情報</text:p>
        </draw:rect>
        <draw:rect draw:style-name="gr6" draw:text-style-name="P1" xml:id="id9" draw:id="id9" draw:layer="layout" svg:width="3cm" svg:height="1.5cm" svg:x="3.5cm" svg:y="14.5cm">
          <text:p text:style-name="P1">情報</text:p>
        </draw:rect>
        <draw:frame draw:style-name="gr7" draw:layer="layout" svg:width="1.836cm" svg:height="0.963cm" svg:x="8.5cm" svg:y="15cm">
          <draw:text-box>
            <text:p>・・・</text:p>
          </draw:text-box>
        </draw:frame>
        <draw:connector draw:style-name="gr8" draw:text-style-name="P1" draw:layer="layout" svg:x1="5.25cm" svg:y1="4.5cm" svg:x2="4.25cm" svg:y2="5.5cm" draw:start-shape="id1" draw:start-glue-point="2" draw:end-shape="id2" draw:end-glue-point="0" svg:d="M5250 4500v500h-1000v500">
          <text:p/>
        </draw:connector>
        <draw:connector draw:style-name="gr8" draw:text-style-name="P1" draw:layer="layout" svg:x1="4.25cm" svg:y1="7.5cm" svg:x2="3cm" svg:y2="8.5cm" draw:start-shape="id2" draw:start-glue-point="2" draw:end-shape="id3" draw:end-glue-point="0" svg:d="M4250 7500v500h-1250v500">
          <text:p/>
        </draw:connector>
        <draw:connector draw:style-name="gr8" draw:text-style-name="P1" draw:layer="layout" svg:x1="4.25cm" svg:y1="7.5cm" svg:x2="6.5cm" svg:y2="8.5cm" draw:start-shape="id2" draw:start-glue-point="2" draw:end-shape="id4" draw:end-glue-point="0" svg:d="M4250 7500v500h2250v500">
          <text:p/>
        </draw:connector>
        <draw:connector draw:style-name="gr8" draw:text-style-name="P1" draw:layer="layout" svg:x1="3cm" svg:y1="10cm" svg:x2="2.5cm" svg:y2="11.5cm" draw:start-shape="id3" draw:start-glue-point="2" draw:end-shape="id5" draw:end-glue-point="0" svg:d="M3000 10000v750h-500v750">
          <text:p/>
        </draw:connector>
        <draw:connector draw:style-name="gr8" draw:text-style-name="P1" draw:layer="layout" svg:x1="3cm" svg:y1="10cm" svg:x2="6.5cm" svg:y2="11.5cm" draw:start-shape="id3" draw:start-glue-point="2" draw:end-shape="id6" draw:end-glue-point="0" svg:d="M3000 10000v750h3500v750">
          <text:p/>
        </draw:connector>
        <draw:connector draw:style-name="gr8" draw:text-style-name="P1" draw:layer="layout" svg:x1="4.25cm" svg:y1="7.5cm" svg:x2="12cm" svg:y2="8.5cm" draw:start-shape="id2" draw:start-glue-point="2" draw:end-shape="id7" draw:end-glue-point="0" svg:d="M4250 7500v501h4250v-2h3500v501">
          <text:p/>
        </draw:connector>
        <draw:connector draw:style-name="gr8" draw:text-style-name="P1" draw:layer="layout" svg:x1="5.25cm" svg:y1="4.5cm" svg:x2="15.75cm" svg:y2="5.5cm" draw:start-shape="id1" draw:start-glue-point="2" draw:end-shape="id8" draw:end-glue-point="0" svg:d="M5250 4500v501h5250v-2h5250v501">
          <text:p/>
        </draw:connector>
        <draw:connector draw:style-name="gr8" draw:text-style-name="P1" draw:layer="layout" svg:x1="6.5cm" svg:y1="13cm" svg:x2="5cm" svg:y2="14.5cm" draw:start-shape="id6" draw:start-glue-point="2" draw:end-shape="id9" draw:end-glue-point="0" svg:d="M6500 13000v750h-1500v750">
          <text:p/>
        </draw:connector>
        <draw:connector draw:style-name="gr8" draw:text-style-name="P1" draw:layer="layout" svg:x1="6.5cm" svg:y1="13cm" svg:x2="14cm" svg:y2="14.5cm" draw:start-shape="id6" draw:start-glue-point="2" draw:end-shape="id10" svg:d="M6500 13000v750h7500v750">
          <text:p/>
        </draw:connector>
        <draw:line draw:style-name="gr9" draw:text-style-name="P1" draw:layer="layout" svg:x1="21.7cm" svg:y1="1cm" svg:x2="21.7cm" svg:y2="20cm">
          <text:p/>
        </draw:line>
        <draw:rect draw:style-name="gr6" draw:text-style-name="P1" xml:id="id11" draw:id="id11" draw:layer="layout" svg:width="5.5cm" svg:height="1.5cm" draw:transform="rotate (1.5707963267946) translate (22.3cm 14cm)">
          <text:p text:style-name="P1">Message queue</text:p>
          <text:p text:style-name="P1">sender</text:p>
        </draw:rect>
        <draw:connector draw:style-name="gr10" draw:text-style-name="P1" draw:layer="layout" svg:x1="22.3cm" svg:y1="11.25cm" svg:x2="21.1cm" svg:y2="11.25cm" draw:start-shape="id11" draw:start-glue-point="0" draw:end-shape="id12" draw:end-glue-point="2" svg:d="M22300 11250h-1200">
          <text:p/>
        </draw:connector>
        <draw:connector draw:style-name="gr10" draw:text-style-name="P1" draw:layer="layout" svg:x1="15.5cm" svg:y1="15.25cm" svg:x2="19.6cm" svg:y2="11.25cm" draw:start-shape="id10" draw:start-glue-point="1" draw:end-shape="id12" draw:end-glue-point="0" svg:d="M15500 15250h2050v-4000h2050">
          <text:p/>
        </draw:connector>
        <draw:connector draw:style-name="gr10" draw:text-style-name="P1" draw:layer="layout" svg:x1="25.75cm" svg:y1="7.5cm" svg:x2="23.8cm" svg:y2="11.25cm" draw:start-shape="id13" draw:start-glue-point="2" draw:end-shape="id11" svg:d="M25750 7500v3750h-1950">
          <text:p/>
        </draw:connector>
        <draw:rect draw:style-name="gr6" draw:text-style-name="P1" xml:id="id14" draw:id="id14" draw:layer="layout" svg:width="3.5cm" svg:height="2cm" svg:x="24cm" svg:y="2cm">
          <text:p text:style-name="P1">Client</text:p>
        </draw:rect>
        <draw:connector draw:style-name="gr10" draw:text-style-name="P1" draw:layer="layout" svg:x1="25.75cm" svg:y1="4cm" svg:x2="25.75cm" svg:y2="5.5cm" draw:start-shape="id14" draw:start-glue-point="2" draw:end-shape="id13" draw:end-glue-point="0" svg:d="M25750 4000v1500">
          <text:p/>
        </draw:connector>
        <draw:rect draw:style-name="gr6" draw:text-style-name="P1" xml:id="id12" draw:id="id12" draw:layer="layout" svg:width="5.5cm" svg:height="1.5cm" draw:transform="rotate (1.5707963267946) translate (19.6cm 14cm)">
          <text:p text:style-name="P1">Message queue</text:p>
          <text:p text:style-name="P1">reciever</text:p>
        </draw:rect>
        <draw:connector draw:style-name="gr10" draw:text-style-name="P1" draw:layer="layout" svg:x1="19.6cm" svg:y1="11.25cm" svg:x2="13.5cm" svg:y2="9.25cm" draw:start-shape="id12" draw:start-glue-point="0" draw:end-shape="id7" svg:d="M19600 11250h-3050v-2000h-3050">
          <text:p/>
        </draw:connector>
        <draw:connector draw:style-name="gr10" draw:text-style-name="P1" draw:layer="layout" svg:x1="19.6cm" svg:y1="11.25cm" svg:x2="18cm" svg:y2="6.5cm" draw:start-shape="id12" draw:start-glue-point="0" draw:end-shape="id8" draw:end-glue-point="1" svg:d="M19600 11250h-800v-4750h-800">
          <text:p/>
        </draw:connector>
        <draw:connector draw:style-name="gr10" draw:text-style-name="P1" draw:layer="layout" draw:line-skew="5.45cm" svg:x1="19.6cm" svg:y1="11.25cm" svg:x2="7.5cm" svg:y2="3.5cm" draw:start-shape="id12" draw:start-glue-point="0" draw:end-shape="id1" draw:end-glue-point="1" svg:d="M19600 11250h-600v-7750h-11500">
          <text:p/>
        </draw:connecto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91" draw:display-name="Hatch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solid" draw:stroke-dash="Fine_20_Dashed" draw:fill="none" draw:fill-gradient-name="Gradient_20_7" draw:fill-hatch-name="Hatch_20_91" draw:fill-image-name="Bitmape_20_1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9H53M46S</meta:editing-duration>
    <meta:editing-cycles>5</meta:editing-cycles>
    <meta:generator>OpenOffice/4.1.3$Win32 OpenOffice.org_project/413m1$Build-9783</meta:generator>
    <dc:date>2017-05-05T23:20:29.75</dc:date>
    <dc:creator>T A</dc:creator>
    <meta:document-statistic meta:object-count="64"/>
  </office:meta>
</office:document-meta>
</file>